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hreadScope.get( String name , ObjectFactory &lt; ? &gt; object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ThreadScope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hreadScope.resolveContextualObje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hreadScope.getConvers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hreadScope.remo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ThreadScope.registerDestructionCallback( String name ,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